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6.084cm"/>
    </style:style>
    <style:style style:name="Table1.C" style:family="table-column">
      <style:table-column-properties style:column-width="5.556cm"/>
    </style:style>
    <style:style style:name="Table1.D" style:family="table-column">
      <style:table-column-properties style:column-width="4.89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🔷 AŞAMA 5: PCB TASARIMI VE PROJE ENTEGRASYONU</text:h>
      <text:p text:style-name="Text_20_body"><text:span text:style-name="Strong_20_Emphasis">Araç / Platform:</text:span> Fritzing → KiCad<text:line-break/><text:span text:style-name="Strong_20_Emphasis">Süre:</text:span> 3–4 Hafta (yaklaşık 10 ders)<text:line-break/><text:span text:style-name="Strong_20_Emphasis">Amaç:</text:span><text:line-break/>Gerçek bir elektronik projenin nasıl fiziksel devre kartına dönüştüğünü öğretmek.<text:line-break/><text:span text:style-name="Strong_20_Emphasis">Seviye:</text:span> İleri Başlangıç – Orta<text:line-break/><text:span text:style-name="Strong_20_Emphasis">Gereken Ön Bilgi:</text:span> Mikrodenetleyici sistemleri (Arduino), devre bağlantı prensipleri, sensör–eyleyici ilişkisi.</text:p>
      <text:p text:style-name="Horizontal_20_Line"/>
      <text:h text:style-name="Heading_20_2" text:outline-level="2">🧭 GENEL PLA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Ders</text:p>
            </table:table-cell>
            <table:table-cell table:style-name="Table1.A1" office:value-type="string">
              <text:p text:style-name="Table_20_Heading">Konu</text:p>
            </table:table-cell>
            <table:table-cell table:style-name="Table1.A1" office:value-type="string">
              <text:p text:style-name="Table_20_Heading">Ana Odak</text:p>
            </table:table-cell>
            <table:table-cell table:style-name="Table1.A1" office:value-type="string">
              <text:p text:style-name="Table_20_Heading">Uygulama</text:p>
            </table:table-cell>
          </table:table-row>
        </table:table-header-rows>
        <table:table-row>
          <table:table-cell table:style-name="Table1.A1" office:value-type="string">
            <text:p text:style-name="Table_20_Contents">1️⃣</text:p>
          </table:table-cell>
          <table:table-cell table:style-name="Table1.A1" office:value-type="string">
            <text:p text:style-name="Table_20_Contents">PCB Nedir?</text:p>
          </table:table-cell>
          <table:table-cell table:style-name="Table1.A1" office:value-type="string">
            <text:p text:style-name="Table_20_Contents">Devre kartı türleri, üretim mantığı</text:p>
          </table:table-cell>
          <table:table-cell table:style-name="Table1.A1" office:value-type="string">
            <text:p text:style-name="Table_20_Contents">Örnek PCB inceleme</text:p>
          </table:table-cell>
        </table:table-row>
        <table:table-row>
          <table:table-cell table:style-name="Table1.A1" office:value-type="string">
            <text:p text:style-name="Table_20_Contents">2️⃣</text:p>
          </table:table-cell>
          <table:table-cell table:style-name="Table1.A1" office:value-type="string">
            <text:p text:style-name="Table_20_Contents">Breadboard → Şematik Dönüşümü</text:p>
          </table:table-cell>
          <table:table-cell table:style-name="Table1.A1" office:value-type="string">
            <text:p text:style-name="Table_20_Contents">Fritzing ile şematik çizimi</text:p>
          </table:table-cell>
          <table:table-cell table:style-name="Table1.A1" office:value-type="string">
            <text:p text:style-name="Table_20_Contents">Basit LED devresi</text:p>
          </table:table-cell>
        </table:table-row>
        <table:table-row>
          <table:table-cell table:style-name="Table1.A1" office:value-type="string">
            <text:p text:style-name="Table_20_Contents">3️⃣</text:p>
          </table:table-cell>
          <table:table-cell table:style-name="Table1.A1" office:value-type="string">
            <text:p text:style-name="Table_20_Contents">Komponent Kütüphaneleri</text:p>
          </table:table-cell>
          <table:table-cell table:style-name="Table1.A1" office:value-type="string">
            <text:p text:style-name="Table_20_Contents">Eleman sembolleri, pin tanımları</text:p>
          </table:table-cell>
          <table:table-cell table:style-name="Table1.A1" office:value-type="string">
            <text:p text:style-name="Table_20_Contents">Arduino UNO bileşen ekleme</text:p>
          </table:table-cell>
        </table:table-row>
        <table:table-row>
          <table:table-cell table:style-name="Table1.A1" office:value-type="string">
            <text:p text:style-name="Table_20_Contents">4️⃣</text:p>
          </table:table-cell>
          <table:table-cell table:style-name="Table1.A1" office:value-type="string">
            <text:p text:style-name="Table_20_Contents">Devre Şeması Çizimi</text:p>
          </table:table-cell>
          <table:table-cell table:style-name="Table1.A1" office:value-type="string">
            <text:p text:style-name="Table_20_Contents">Besleme, sensör, çıkış bağlantısı</text:p>
          </table:table-cell>
          <table:table-cell table:style-name="Table1.A1" office:value-type="string">
            <text:p text:style-name="Table_20_Contents">“Akıllı Oda” projesi şeması</text:p>
          </table:table-cell>
        </table:table-row>
        <table:table-row>
          <table:table-cell table:style-name="Table1.A1" office:value-type="string">
            <text:p text:style-name="Table_20_Contents">5️⃣</text:p>
          </table:table-cell>
          <table:table-cell table:style-name="Table1.A1" office:value-type="string">
            <text:p text:style-name="Table_20_Contents">PCB Yerleşimi (Layout)</text:p>
          </table:table-cell>
          <table:table-cell table:style-name="Table1.A1" office:value-type="string">
            <text:p text:style-name="Table_20_Contents">Eleman yerleşimi, yönlendirme</text:p>
          </table:table-cell>
          <table:table-cell table:style-name="Table1.A1" office:value-type="string">
            <text:p text:style-name="Table_20_Contents">2 katmanlı kart çizimi</text:p>
          </table:table-cell>
        </table:table-row>
        <table:table-row>
          <table:table-cell table:style-name="Table1.A1" office:value-type="string">
            <text:p text:style-name="Table_20_Contents">6️⃣</text:p>
          </table:table-cell>
          <table:table-cell table:style-name="Table1.A1" office:value-type="string">
            <text:p text:style-name="Table_20_Contents">Hat Yönlendirme (Routing)</text:p>
          </table:table-cell>
          <table:table-cell table:style-name="Table1.A1" office:value-type="string">
            <text:p text:style-name="Table_20_Contents">Netlist, bağlantı hatları</text:p>
          </table:table-cell>
          <table:table-cell table:style-name="Table1.A1" office:value-type="string">
            <text:p text:style-name="Table_20_Contents">Manuel ve otomatik routing</text:p>
          </table:table-cell>
        </table:table-row>
        <table:table-row>
          <table:table-cell table:style-name="Table1.A1" office:value-type="string">
            <text:p text:style-name="Table_20_Contents">7️⃣</text:p>
          </table:table-cell>
          <table:table-cell table:style-name="Table1.A1" office:value-type="string">
            <text:p text:style-name="Table_20_Contents">Gerber Dosyası ve Üretim</text:p>
          </table:table-cell>
          <table:table-cell table:style-name="Table1.A1" office:value-type="string">
            <text:p text:style-name="Table_20_Contents">Gerber, Drill dosyası mantığı</text:p>
          </table:table-cell>
          <table:table-cell table:style-name="Table1.A1" office:value-type="string">
            <text:p text:style-name="Table_20_Contents">Üretime hazır dosya çıkarımı</text:p>
          </table:table-cell>
        </table:table-row>
        <table:table-row>
          <table:table-cell table:style-name="Table1.A1" office:value-type="string">
            <text:p text:style-name="Table_20_Contents">8️⃣</text:p>
          </table:table-cell>
          <table:table-cell table:style-name="Table1.A1" office:value-type="string">
            <text:p text:style-name="Table_20_Contents">3D Görüntüleme ve Kontrol</text:p>
          </table:table-cell>
          <table:table-cell table:style-name="Table1.A1" office:value-type="string">
            <text:p text:style-name="Table_20_Contents">Kart önizleme, tasarım hataları</text:p>
          </table:table-cell>
          <table:table-cell table:style-name="Table1.A1" office:value-type="string">
            <text:p text:style-name="Table_20_Contents">KiCad 3D Viewer kullanımı</text:p>
          </table:table-cell>
        </table:table-row>
        <table:table-row>
          <table:table-cell table:style-name="Table1.A1" office:value-type="string">
            <text:p text:style-name="Table_20_Contents">9️⃣</text:p>
          </table:table-cell>
          <table:table-cell table:style-name="Table1.A1" office:value-type="string">
            <text:p text:style-name="Table_20_Contents">PCB → Gerçek Üretim Süreci</text:p>
          </table:table-cell>
          <table:table-cell table:style-name="Table1.A1" office:value-type="string">
            <text:p text:style-name="Table_20_Contents">Üreticiye gönderim, maliyet analizi</text:p>
          </table:table-cell>
          <table:table-cell table:style-name="Table1.A1" office:value-type="string">
            <text:p text:style-name="Table_20_Contents">PCBWay / JLCPCB örnekleri</text:p>
          </table:table-cell>
        </table:table-row>
        <table:table-row>
          <table:table-cell table:style-name="Table1.A1" office:value-type="string">
            <text:p text:style-name="Table_20_Contents">🔟</text:p>
          </table:table-cell>
          <table:table-cell table:style-name="Table1.A1" office:value-type="string">
            <text:p text:style-name="Table_20_Contents">Mini Proje: “Akıllı Oda Kontrol PCB”</text:p>
          </table:table-cell>
          <table:table-cell table:style-name="Table1.A1" office:value-type="string">
            <text:p text:style-name="Table_20_Contents">Tasarım, etiketleme, dışa aktarım</text:p>
          </table:table-cell>
          <table:table-cell table:style-name="Table1.A1" office:value-type="string">
            <text:p text:style-name="Table_20_Contents">Tam kart üretimi simülasyonu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📘 DERS 1 — PCB NEDİR?</text:h>
      <text:p text:style-name="Text_20_body"><text:span text:style-name="Strong_20_Emphasis">🎯 Kazanım:</text:span><text:line-break/>PCB’nin elektronik devrelerdeki yerini, işlevini ve üretim mantığını anlar.</text:p>
      <text:p text:style-name="Text_20_body"><text:span text:style-name="Strong_20_Emphasis">🧠 Konu Özeti:</text:span></text:p>
      <text:list text:style-name="L1">
        <text:list-item>
          <text:p text:style-name="P1">PCB: Printed Circuit Board → devreyi sabitleyen, iletken yollarla bağlayan kart.</text:p>
        </text:list-item>
        <text:list-item>
          <text:p text:style-name="P1">Breadboard geçicidir; PCB kalıcı üretim için kullanılır.</text:p>
        </text:list-item>
        <text:list-item>
          <text:p text:style-name="P1">Katman türleri: 1 katmanlı, 2 katmanlı, çok katmanlı.</text:p>
        </text:list-item>
        <text:list-item>
          <text:p text:style-name="P1">Bakır yollar → lehim noktaları → pad’ler.</text:p>
        </text:list-item>
      </text:list>
      <text:p text:style-name="Text_20_body"><text:span text:style-name="Strong_20_Emphasis">🧩 Uygulama:</text:span></text:p>
      <text:list text:style-name="L2">
        <text:list-item>
          <text:p text:style-name="P2">Gerçek bir PCB’nin (örneğin Arduino UNO’nun) fotoğrafı üzerinden hatları, pad’leri, çipleri incele.</text:p>
        </text:list-item>
        <text:list-item>
          <text:p text:style-name="P2">Katman yapısını (yeşil maske, bakır, delikler) tartış.</text:p>
        </text:list-item>
      </text:list>
      <text:p text:style-name="Text_20_body"><text:span text:style-name="Strong_20_Emphasis">🔍 Değerlendirme:</text:span></text:p>
      <text:list text:style-name="L3">
        <text:list-item>
          <text:p text:style-name="P3">Breadboard devresinin PCB’ye göre avantajı / dezavantajı nedir?</text:p>
        </text:list-item>
        <text:list-item>
          <text:p text:style-name="P3">Neden “toprak hattı (GND)” tüm sistemde ortaktır?</text:p>
        </text:list-item>
      </text:list>
      <text:p text:style-name="Horizontal_20_Line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📘 DERS 2 — Breadboard → Şematik Dönüşümü (Fritzing)</text:h>
      <text:p text:style-name="Text_20_body"><text:span text:style-name="Strong_20_Emphasis">🎯 Kazanım:</text:span><text:line-break/>Breadboard devresini dijital şemaya çevirmeyi öğrenir.</text:p>
      <text:p text:style-name="Text_20_body"><text:span text:style-name="Strong_20_Emphasis">🧠 Konu Özeti:</text:span></text:p>
      <text:list text:style-name="L4">
        <text:list-item>
          <text:p text:style-name="P4">Fritzing: Breadboard, şematik, PCB sekmeleri olan tasarım aracı.</text:p>
        </text:list-item>
        <text:list-item>
          <text:p text:style-name="P4">Her bileşenin “pin mapping”’i bulunur.</text:p>
        </text:list-item>
        <text:list-item>
          <text:p text:style-name="P4">Bağlantı mantığı: VCC, GND, sinyal hatları.</text:p>
        </text:list-item>
      </text:list>
      <text:p text:style-name="Text_20_body"><text:span text:style-name="Strong_20_Emphasis">🧩 Uygulama:</text:span></text:p>
      <text:list text:style-name="L5">
        <text:list-item>
          <text:p text:style-name="P5">Fritzing’te LED + direnç + buton devresi kur.</text:p>
        </text:list-item>
        <text:list-item>
          <text:p text:style-name="P5">Breadboard görünümünden şematik görünüme geç.</text:p>
        </text:list-item>
        <text:list-item>
          <text:p text:style-name="P5">Şemada bağlantıları düzenle.</text:p>
        </text:list-item>
      </text:list>
      <text:p text:style-name="Text_20_body"><text:span text:style-name="Strong_20_Emphasis">🔍 Değerlendirme:</text:span></text:p>
      <text:list text:style-name="L6">
        <text:list-item>
          <text:p text:style-name="P6">Hangi pinin “ground” olduğunu nasıl anlarsın?</text:p>
        </text:list-item>
        <text:list-item>
          <text:p text:style-name="P6">Breadboard bağlantısı ile PCB şeması farkı nedir?</text:p>
        </text:list-item>
      </text:list>
      <text:p text:style-name="Horizontal_20_Line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📘 DERS 3 — Komponent Kütüphaneleri</text:h>
      <text:p text:style-name="Text_20_body"><text:span text:style-name="Strong_20_Emphasis">🎯 Kazanım:</text:span><text:line-break/>Elektronik elemanları tanır ve doğru sembol seçmeyi öğrenir.</text:p>
      <text:p text:style-name="Text_20_body"><text:span text:style-name="Strong_20_Emphasis">🧠 Konu Özeti:</text:span></text:p>
      <text:list text:style-name="L7">
        <text:list-item>
          <text:p text:style-name="P7">Fritzing &amp; KiCad komponent kütüphaneleri.</text:p>
        </text:list-item>
        <text:list-item>
          <text:p text:style-name="P7">Temel semboller: direnç, kapasitör, transistör, mikrodenetleyici.</text:p>
        </text:list-item>
        <text:list-item>
          <text:p text:style-name="P7">Pin düzenleri → fonksiyon etiketleri (VCC, GND, IN, OUT).</text:p>
        </text:list-item>
      </text:list>
      <text:p text:style-name="Text_20_body"><text:span text:style-name="Strong_20_Emphasis">🧩 Uygulama:</text:span></text:p>
      <text:list text:style-name="L8">
        <text:list-item>
          <text:p text:style-name="P8">Arduino UNO modülünü ve birkaç sensörü (LDR, servo, buzzer) şemaya ekle.</text:p>
        </text:list-item>
        <text:list-item>
          <text:p text:style-name="P8">Pinleri etiketle.</text:p>
        </text:list-item>
      </text:list>
      <text:p text:style-name="Text_20_body"><text:span text:style-name="Strong_20_Emphasis">🔍 Değerlendirme:</text:span></text:p>
      <text:list text:style-name="L9">
        <text:list-item>
          <text:p text:style-name="P9">Neden sensörlerin pinleri farklı (örneğin VCC-GND-OUT)?</text:p>
        </text:list-item>
        <text:list-item>
          <text:p text:style-name="P9">Komponent sembolü ile gerçek parça arasındaki fark nedir?</text:p>
        </text:list-item>
      </text:list>
      <text:p text:style-name="Horizontal_20_Line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📘 DERS 4 — Devre Şeması Çizimi (Proje Şeması)</text:h>
      <text:p text:style-name="Text_20_body"><text:span text:style-name="Strong_20_Emphasis">🎯 Kazanım:</text:span><text:line-break/>Proje bazlı şematik oluşturmayı öğrenir.</text:p>
      <text:p text:style-name="Text_20_body"><text:span text:style-name="Strong_20_Emphasis">🧠 Konu Özeti:</text:span></text:p>
      <text:list text:style-name="L10">
        <text:list-item>
          <text:p text:style-name="P10">Devreyi fonksiyonel bloklara bölmek (örneğin giriş/sensör, işlemci, çıkış).</text:p>
        </text:list-item>
        <text:list-item>
          <text:p text:style-name="P10">Etiketleme (Label, Net Name) ile karışıklığı azaltmak.</text:p>
        </text:list-item>
        <text:list-item>
          <text:p text:style-name="P10">“Akıllı Oda” projesi örneğiyle şema oluşturma.</text:p>
        </text:list-item>
      </text:list>
      <text:p text:style-name="Text_20_body"><text:span text:style-name="Strong_20_Emphasis">🧩 Uygulama:</text:span><text:line-break/>Fritzing veya KiCad’te:</text:p>
      <text:list text:style-name="L11">
        <text:list-item>
          <text:p text:style-name="P11">LDR, DHT11, LED, fan, buzzer içeren devreyi şematik olarak çiz.</text:p>
        </text:list-item>
        <text:list-item>
          <text:p text:style-name="P11">Tüm bağlantılara isim ver.</text:p>
        </text:list-item>
      </text:list>
      <text:p text:style-name="Text_20_body"><text:span text:style-name="Strong_20_Emphasis">🔍 Değerlendirme:</text:span></text:p>
      <text:list text:style-name="L12">
        <text:list-item>
          <text:p text:style-name="P12">Etiketleme neden önemlidir?</text:p>
        </text:list-item>
        <text:list-item>
          <text:p text:style-name="P12">GND hattı hangi bileşenleri ortaklaştırıyor?</text:p>
        </text:list-item>
      </text:list>
      <text:p text:style-name="Horizontal_20_Line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📘 DERS 5 — PCB Yerleşimi (Layout)</text:h>
      <text:p text:style-name="Text_20_body"><text:span text:style-name="Strong_20_Emphasis">🎯 Kazanım:</text:span><text:line-break/>Elemanların kart üzerinde düzenli yerleşimini yapmayı öğrenir.</text:p>
      <text:p text:style-name="Text_20_body"><text:span text:style-name="Strong_20_Emphasis">🧠 Konu Özeti:</text:span></text:p>
      <text:list text:style-name="L13">
        <text:list-item>
          <text:p text:style-name="P13">Komponentleri mantıksal gruplara ayır: giriş–işlem–çıkış.</text:p>
        </text:list-item>
        <text:list-item>
          <text:p text:style-name="P13">Enerji hattı kısa ve kalın, sinyal hattı ince olmalı.</text:p>
        </text:list-item>
        <text:list-item>
          <text:p text:style-name="P13">Kompakt ve servis edilebilir tasarım.</text:p>
        </text:list-item>
      </text:list>
      <text:p text:style-name="Text_20_body"><text:span text:style-name="Strong_20_Emphasis">🧩 Uygulama:</text:span></text:p>
      <text:list text:style-name="L14">
        <text:list-item>
          <text:p text:style-name="P14">“Akıllı Oda” şeması → PCB görünümüne geç.</text:p>
        </text:list-item>
        <text:list-item>
          <text:p text:style-name="P14">Bileşenleri fonksiyonel olarak grupla.</text:p>
        </text:list-item>
      </text:list>
      <text:p text:style-name="Text_20_body"><text:span text:style-name="Strong_20_Emphasis">🔍 Değerlendirme:</text:span></text:p>
      <text:list text:style-name="L15">
        <text:list-item>
          <text:p text:style-name="P15">Komponentlerin konumu sinyal kalitesini nasıl etkiler?</text:p>
        </text:list-item>
        <text:list-item>
          <text:p text:style-name="P15">Güç hatlarını kalın yapmanın nedeni nedir?</text:p>
        </text:list-item>
      </text:list>
      <text:p text:style-name="Horizontal_20_Line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📘 DERS 6 — Hat Yönlendirme (Routing)</text:h>
      <text:p text:style-name="Text_20_body"><text:span text:style-name="Strong_20_Emphasis">🎯 Kazanım:</text:span><text:line-break/>Bağlantı yollarını çizip kartı tamamlamayı öğrenir.</text:p>
      <text:p text:style-name="Text_20_body"><text:span text:style-name="Strong_20_Emphasis">🧠 Konu Özeti:</text:span></text:p>
      <text:list text:style-name="L16">
        <text:list-item>
          <text:p text:style-name="P16">Otomatik ve manuel yönlendirme farkı.</text:p>
        </text:list-item>
        <text:list-item>
          <text:p text:style-name="P16">Netlist: bağlantı listesidir, hataları gösterir.</text:p>
        </text:list-item>
        <text:list-item>
          <text:p text:style-name="P16">2 katmanlı kartta “üst” ve “alt” yollar.</text:p>
        </text:list-item>
      </text:list>
      <text:p text:style-name="Text_20_body"><text:span text:style-name="Strong_20_Emphasis">🧩 Uygulama:</text:span></text:p>
      <text:list text:style-name="L17">
        <text:list-item>
          <text:p text:style-name="P17">KiCad PCB Editor → “Route Tracks” aracıyla yolları çiz.</text:p>
        </text:list-item>
        <text:list-item>
          <text:p text:style-name="P17">Ground plane oluştur (Fill Zones).</text:p>
        </text:list-item>
      </text:list>
      <text:p text:style-name="Text_20_body"><text:span text:style-name="Strong_20_Emphasis">🔍 Değerlendirme:</text:span></text:p>
      <text:list text:style-name="L18">
        <text:list-item>
          <text:p text:style-name="P18">Neden bazı hatlar üst, bazıları alt katmanda?</text:p>
        </text:list-item>
        <text:list-item>
          <text:p text:style-name="P18">Ground plane ne işe yarıyor?</text:p>
        </text:list-item>
      </text:list>
      <text:p text:style-name="Horizontal_20_Line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📘 DERS 7 — Gerber Dosyası ve Üretim</text:h>
      <text:p text:style-name="Text_20_body"><text:span text:style-name="Strong_20_Emphasis">🎯 Kazanım:</text:span><text:line-break/>Üretime hazır dosyaları oluşturmayı öğrenir.</text:p>
      <text:p text:style-name="Text_20_body"><text:span text:style-name="Strong_20_Emphasis">🧠 Konu Özeti:</text:span></text:p>
      <text:list text:style-name="L19">
        <text:list-item>
          <text:p text:style-name="P19">Gerber: üretim makinelerinin okuyabildiği standart format.</text:p>
        </text:list-item>
        <text:list-item>
          <text:p text:style-name="P19">Drill file: delik yerlerini belirler.</text:p>
        </text:list-item>
        <text:list-item>
          <text:p text:style-name="P19">Üreticiye gönderim öncesi DRC (Design Rule Check) yapılmalı.</text:p>
        </text:list-item>
      </text:list>
      <text:p text:style-name="Text_20_body"><text:span text:style-name="Strong_20_Emphasis">🧩 Uygulama:</text:span></text:p>
      <text:list text:style-name="L20">
        <text:list-item>
          <text:p text:style-name="P20">KiCad → Plot → Gerber seç.</text:p>
        </text:list-item>
        <text:list-item>
          <text:p text:style-name="P20">GTO, GTS, GBL, GBS dosyalarını çıkar.</text:p>
        </text:list-item>
      </text:list>
      <text:p text:style-name="Text_20_body"><text:span text:style-name="Strong_20_Emphasis">🔍 Değerlendirme:</text:span></text:p>
      <text:list text:style-name="L21">
        <text:list-item>
          <text:p text:style-name="P21">Gerber dosyası neden “sadece görsel” değildir?</text:p>
        </text:list-item>
        <text:list-item>
          <text:p text:style-name="P21">DRC hatası nedir?</text:p>
        </text:list-item>
      </text:list>
      <text:p text:style-name="Horizontal_20_Line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📘 DERS 8 — 3D Görüntüleme ve Kontrol</text:h>
      <text:p text:style-name="Text_20_body"><text:span text:style-name="Strong_20_Emphasis">🎯 Kazanım:</text:span><text:line-break/>Kartın fiziksel hâlini 3D olarak görüntüler ve hataları fark eder.</text:p>
      <text:p text:style-name="Text_20_body"><text:span text:style-name="Strong_20_Emphasis">🧠 Konu Özeti:</text:span></text:p>
      <text:list text:style-name="L22">
        <text:list-item>
          <text:p text:style-name="P22">KiCad 3D Viewer → render edilmiş model.</text:p>
        </text:list-item>
        <text:list-item>
          <text:p text:style-name="P22">Fiziksel hizalama, pin aralığı, konektör yönü kontrolü.</text:p>
        </text:list-item>
      </text:list>
      <text:p text:style-name="Text_20_body"><text:span text:style-name="Strong_20_Emphasis">🧩 Uygulama:</text:span></text:p>
      <text:list text:style-name="L23">
        <text:list-item>
          <text:p text:style-name="P23">Kartı 3D modda incele.</text:p>
        </text:list-item>
        <text:list-item>
          <text:p text:style-name="P23">Yanlış yönlü bileşen varsa düzelt.</text:p>
        </text:list-item>
      </text:list>
      <text:p text:style-name="Text_20_body"><text:span text:style-name="Strong_20_Emphasis">🔍 Değerlendirme:</text:span></text:p>
      <text:list text:style-name="L24">
        <text:list-item>
          <text:p text:style-name="P24">Neden 3D kontrol üretim öncesi kritik?</text:p>
        </text:list-item>
        <text:list-item>
          <text:p text:style-name="P24">3D görünüm neyi doğrular?</text:p>
        </text:list-item>
      </text:list>
      <text:p text:style-name="Horizontal_20_Line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📘 DERS 9 — PCB Üretim Süreci</text:h>
      <text:p text:style-name="Text_20_body"><text:span text:style-name="Strong_20_Emphasis">🎯 Kazanım:</text:span><text:line-break/>Gerçek üretim zincirini tanır.</text:p>
      <text:p text:style-name="Text_20_body"><text:span text:style-name="Strong_20_Emphasis">🧠 Konu Özeti:</text:span></text:p>
      <text:list text:style-name="L25">
        <text:list-item>
          <text:p text:style-name="P25">Üretici seçimi: PCBWay, JLCPCB, SeeedStudio.</text:p>
        </text:list-item>
        <text:list-item>
          <text:p text:style-name="P25">Boyut, katman, kalınlık, bakır yoğunluğu.</text:p>
        </text:list-item>
        <text:list-item>
          <text:p text:style-name="P25">Üretim maliyeti, minimum hat kalınlığı.</text:p>
        </text:list-item>
      </text:list>
      <text:p text:style-name="Text_20_body"><text:span text:style-name="Strong_20_Emphasis">🧩 Uygulama:</text:span></text:p>
      <text:list text:style-name="L26">
        <text:list-item>
          <text:p text:style-name="P26">PCBWay sitesinde Gerber dosyasını yükle, maliyet tahmini al.</text:p>
        </text:list-item>
        <text:list-item>
          <text:p text:style-name="P26">Farklı parametrelerle fiyat farklarını incele.</text:p>
        </text:list-item>
      </text:list>
      <text:p text:style-name="Text_20_body"><text:span text:style-name="Strong_20_Emphasis">🔍 Değerlendirme:</text:span></text:p>
      <text:list text:style-name="L27">
        <text:list-item>
          <text:p text:style-name="P27">Üretim fiyatını en çok etkileyen parametre nedir?</text:p>
        </text:list-item>
        <text:list-item>
          <text:p text:style-name="P27">Teslim süresi hangi durumda uzar?</text:p>
        </text:list-item>
      </text:list>
      <text:p text:style-name="Horizontal_20_Line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📘 DERS 10 — Mini Proje: “Akıllı Oda PCB”</text:h>
      <text:p text:style-name="Text_20_body"><text:span text:style-name="Strong_20_Emphasis">🎯 Kazanım:</text:span><text:line-break/>Tam devreyi PCB’ye dönüştürür, Gerber çıkarır ve üretime hazır hale getirir.</text:p>
      <text:p text:style-name="Text_20_body"><text:span text:style-name="Strong_20_Emphasis">🧠 Konu Özeti:</text:span></text:p>
      <text:list text:style-name="L28">
        <text:list-item>
          <text:p text:style-name="P28">Gerçek bir prototip oluşturmanın tüm adımları:<text:line-break/>Şematik → Yerleşim → Routing → Gerber → 3D Kontrol</text:p>
        </text:list-item>
      </text:list>
      <text:p text:style-name="Text_20_body"><text:span text:style-name="Strong_20_Emphasis">🧩 Uygulama:</text:span></text:p>
      <text:list text:style-name="L29">
        <text:list-item>
          <text:p text:style-name="P29">“Akıllı Oda” sisteminin PCB tasarımını bitir.</text:p>
        </text:list-item>
        <text:list-item>
          <text:p text:style-name="P29">Etiket, logo, revizyon numarası ekle.</text:p>
        </text:list-item>
        <text:list-item>
          <text:p text:style-name="P29">Gerber al ve üretim simülasyonunu tamamla.</text:p>
        </text:list-item>
      </text:list>
      <text:p text:style-name="Text_20_body"><text:span text:style-name="Strong_20_Emphasis">🔍 Değerlendirme:</text:span></text:p>
      <text:list text:style-name="L30">
        <text:list-item>
          <text:p text:style-name="P30">Kart üzerindeki hatlar ne kadar mantıklı yerleşmiş?</text:p>
        </text:list-item>
        <text:list-item>
          <text:p text:style-name="P30">Üretim sonrası test planı nasıl olurdu?</text:p>
        </text:list-item>
      </text:list>
      <text:p text:style-name="Horizontal_20_Line"/>
      <text:h text:style-name="Heading_20_2" text:outline-level="2">✅ Aşama 5 Sonu — Değerlendirme</text:h>
      <text:p text:style-name="Text_20_body">Öğrenci artık:</text:p>
      <text:list text:style-name="L31">
        <text:list-item>
          <text:p text:style-name="P31">Devreyi <text:span text:style-name="Strong_20_Emphasis">şematikten fiziksel ürüne</text:span> dönüştürebiliyor,</text:p>
        </text:list-item>
        <text:list-item>
          <text:p text:style-name="P31">Üretim dosyalarını anlayabiliyor,</text:p>
        </text:list-item>
        <text:list-item>
          <text:p text:style-name="P31">Gerçek hayata uygulanabilir <text:span text:style-name="Strong_20_Emphasis">prototip</text:span> tasarlayabiliyor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01:17:39.638718020</meta:creation-date>
    <dc:date>2025-12-11T11:59:42.047280400</dc:date>
    <meta:editing-duration>PT2M40S</meta:editing-duration>
    <meta:editing-cycles>2</meta:editing-cycles>
    <meta:generator>LibreOffice/25.8.3.2$Windows_X86_64 LibreOffice_project/8ca8d55c161d602844f5428fa4b58097424e324e</meta:generator>
    <meta:document-statistic meta:table-count="1" meta:image-count="0" meta:object-count="0" meta:page-count="11" meta:paragraph-count="172" meta:word-count="953" meta:character-count="6176" meta:non-whitespace-character-count="5460"/>
  </office:meta>
</office:document-meta>
</file>